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ttyHttpServer.resetIntern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ettyHttpServer.init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ettyHttpServer.createServletAdap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ttyHttpServer.start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ettyHttpServer.stopInterna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